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avid CLM1" svg:font-family="'David CLM'"/>
    <style:font-face style:name="Liberation Serif2" svg:font-family="'Liberation Serif'" style:font-family-generic="roman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Gras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199a2b" officeooo:paragraph-rsid="00199a2b" style:font-style-asian="normal" style:font-style-complex="normal"/>
    </style:style>
    <style:style style:name="P2" style:family="paragraph" style:parent-style-name="Standard">
      <style:text-properties fo:font-style="normal" fo:font-weight="bold" officeooo:rsid="00199a2b" officeooo:paragraph-rsid="001c5bbb" style:font-style-asian="normal" style:font-weight-asian="bold" style:font-style-complex="normal" style:font-weight-complex="bold"/>
    </style:style>
    <style:style style:name="P3" style:family="paragraph" style:parent-style-name="Standard">
      <style:text-properties officeooo:rsid="00199a2b" officeooo:paragraph-rsid="00199a2b"/>
    </style:style>
    <style:style style:name="P4" style:family="paragraph" style:parent-style-name="Standard">
      <style:text-properties fo:font-weight="bold" officeooo:rsid="00199a2b" officeooo:paragraph-rsid="00199a2b" style:font-weight-asian="bold" style:font-weight-complex="bold"/>
    </style:style>
    <style:style style:name="P5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7a1a2" officeooo:paragraph-rsid="0017a1a2" style:font-weight-asian="bold" style:font-weight-complex="bold"/>
    </style:style>
    <style:style style:name="P6" style:family="paragraph" style:parent-style-name="Standard">
      <style:paragraph-properties fo:line-height="115%" style:shadow="none"/>
      <style:text-properties officeooo:rsid="001afef2" officeooo:paragraph-rsid="001afef2"/>
    </style:style>
    <style:style style:name="P7" style:family="paragraph" style:parent-style-name="Standard">
      <style:paragraph-properties fo:line-height="115%" style:shadow="none"/>
      <style:text-properties officeooo:rsid="0017a1a2" officeooo:paragraph-rsid="0017a1a2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page"/>
      <style:text-properties style:font-name="Liberation Serif1" fo:font-size="12pt" fo:font-style="normal" fo:font-weight="bold" officeooo:rsid="017605f6" officeooo:paragraph-rsid="00199a2b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page"/>
      <style:text-properties style:font-name="Liberation Serif1" fo:font-size="12pt" fo:font-style="normal" fo:font-weight="bold" officeooo:rsid="00199a2b" officeooo:paragraph-rsid="00199a2b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 style:shadow="none" style:writing-mode="page"/>
      <style:text-properties style:font-name="Liberation Serif1" fo:font-size="12pt" fo:font-weight="normal" officeooo:rsid="001faf96" officeooo:paragraph-rsid="001faf96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15%" fo:text-indent="0cm" style:auto-text-indent="false" style:shadow="none" style:writing-mode="page"/>
      <style:text-properties style:font-name="Liberation Serif1" fo:font-size="12pt" fo:font-style="normal" fo:font-weight="normal" officeooo:rsid="00199a2b" officeooo:paragraph-rsid="001faf96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15%" fo:text-indent="0cm" style:auto-text-indent="false" style:shadow="none" style:writing-mode="page"/>
      <style:text-properties fo:font-variant="normal" fo:text-transform="none" style:font-name="Liberation Serif1" fo:font-size="12pt" fo:font-style="normal" fo:font-weight="normal" officeooo:rsid="001faf96" officeooo:paragraph-rsid="001faf96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line-height="120%" style:writing-mode="page"/>
      <style:text-properties style:font-name="Liberation Serif1" fo:font-style="normal" fo:font-weight="bold" officeooo:rsid="00199a2b" officeooo:paragraph-rsid="00199a2b" style:font-style-asian="normal" style:font-weight-asian="bold" style:font-style-complex="normal" style:font-weight-complex="bold"/>
    </style:style>
    <style:style style:name="P14" style:family="paragraph" style:parent-style-name="Table_20_Contents">
      <style:paragraph-properties fo:line-height="120%" style:writing-mode="page"/>
      <style:text-properties style:font-name="Liberation Serif1" fo:font-style="normal" fo:font-weight="bold" officeooo:rsid="00199a2b" officeooo:paragraph-rsid="001eb63f" style:font-style-asian="normal" style:font-weight-asian="bold" style:font-style-complex="normal" style:font-weight-complex="bold"/>
    </style:style>
    <style:style style:name="P15" style:family="paragraph" style:parent-style-name="Table_20_Contents">
      <style:paragraph-properties fo:line-height="120%" style:writing-mode="page"/>
      <style:text-properties style:font-name="Liberation Serif1" officeooo:paragraph-rsid="00199a2b"/>
    </style:style>
    <style:style style:name="P16" style:family="paragraph" style:parent-style-name="Table_20_Contents">
      <style:paragraph-properties fo:line-height="120%" style:writing-mode="page"/>
      <style:text-properties style:font-name="Liberation Serif1" officeooo:paragraph-rsid="001c5bbb"/>
    </style:style>
    <style:style style:name="P17" style:family="paragraph" style:parent-style-name="Table_20_Contents">
      <style:paragraph-properties fo:line-height="120%" style:writing-mode="page"/>
      <style:text-properties style:font-name="Liberation Serif1" officeooo:rsid="0034cd45" officeooo:paragraph-rsid="00199a2b"/>
    </style:style>
    <style:style style:name="P18" style:family="paragraph" style:parent-style-name="Table_20_Contents">
      <style:paragraph-properties fo:line-height="120%" style:writing-mode="page"/>
      <style:text-properties style:font-name="Liberation Serif1" officeooo:rsid="0034cd45" officeooo:paragraph-rsid="001eb63f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15%" fo:text-indent="0cm" style:auto-text-indent="false" style:shadow="none" style:writing-mode="page"/>
      <style:text-properties fo:text-transform="lowercase" style:use-window-font-color="true" loext:opacity="0%" style:font-name="Liberation Serif1" fo:font-size="12pt" fo:font-style="normal" fo:font-weight="normal" officeooo:rsid="0184e280" officeooo:paragraph-rsid="001faf96" style:font-name-asian="Liberation Serif2" style:font-size-asian="12pt" style:font-style-asian="normal" style:font-weight-asian="normal" style:font-name-complex="Liberation Serif2" style:font-size-complex="12pt" style:font-style-complex="normal" style:font-weight-complex="normal" loext:shadow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page"/>
      <style:text-properties style:font-name="Liberation Serif1" fo:font-size="12pt" fo:font-style="normal" fo:font-weight="bold" officeooo:rsid="000ff59e" officeooo:paragraph-rsid="00199a2b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page"/>
      <style:text-properties style:font-name="Liberation Serif1" fo:font-size="12pt" fo:font-style="normal" fo:font-weight="bold" officeooo:rsid="000ff59e" officeooo:paragraph-rsid="001faf96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page"/>
      <style:text-properties style:font-name="Liberation Serif1" fo:font-size="12pt" fo:font-style="normal" fo:font-weight="bold" officeooo:rsid="001faf96" officeooo:paragraph-rsid="001faf96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page"/>
      <style:text-properties style:font-name="Liberation Serif1" fo:font-size="12pt" officeooo:rsid="001cd888" officeooo:paragraph-rsid="002b7533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page"/>
      <style:text-properties style:font-name="Liberation Serif1" fo:font-size="12pt" officeooo:rsid="000f7771" officeooo:paragraph-rsid="002b7533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 style:shadow="none" style:writing-mode="page"/>
      <style:text-properties style:font-name="Liberation Serif1" fo:font-size="12pt" fo:font-style="normal" fo:font-weight="normal" officeooo:rsid="001faf96" officeooo:paragraph-rsid="001faf9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 style:shadow="none" style:writing-mode="page"/>
      <style:text-properties style:font-name="Liberation Serif1" fo:font-size="12pt" fo:font-weight="normal" officeooo:rsid="001faf96" officeooo:paragraph-rsid="002b7533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 style:shadow="none" style:writing-mode="page"/>
      <style:text-properties officeooo:paragraph-rsid="001faf96"/>
    </style:style>
    <style:style style:name="P28" style:family="paragraph" style:parent-style-name="Standard">
      <style:text-properties fo:font-weight="bold" officeooo:rsid="00199a2b" officeooo:paragraph-rsid="00199a2b" style:font-weight-asian="bold" style:font-weight-complex="bold"/>
    </style:style>
    <style:style style:name="T1" style:family="text">
      <style:text-properties officeooo:rsid="000268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6856" style:font-weight-asian="bold" style:font-weight-complex="bold"/>
    </style:style>
    <style:style style:name="T4" style:family="text">
      <style:text-properties fo:font-weight="bold" officeooo:rsid="00310a9c" style:font-weight-asian="bold" style:font-weight-complex="bold"/>
    </style:style>
    <style:style style:name="T5" style:family="text">
      <style:text-properties officeooo:rsid="02809a1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10a9c" style:font-weight-asian="normal" style:font-weight-complex="normal"/>
    </style:style>
    <style:style style:name="T8" style:family="text">
      <style:text-properties fo:text-transform="lowercase" style:use-window-font-color="true" loext:opacity="0%" fo:font-weight="normal" officeooo:rsid="00131835" style:font-name-asian="Liberation Serif2" style:font-weight-asian="normal" style:font-name-complex="Liberation Serif2" style:font-weight-complex="normal" loext:shadow="none"/>
    </style:style>
    <style:style style:name="T9" style:family="text">
      <style:text-properties fo:text-transform="lowercase" style:use-window-font-color="true" loext:opacity="0%" officeooo:rsid="0184e280" style:font-name-asian="Liberation Serif2" style:font-name-complex="Liberation Serif2" loext:shadow="none"/>
    </style:style>
    <style:style style:name="T10" style:family="text">
      <style:text-properties fo:text-transform="lowercase" style:use-window-font-color="true" loext:opacity="0%" officeooo:rsid="000ff59e" style:font-name-asian="Liberation Serif2" style:font-name-complex="Liberation Serif2" loext:shadow="none"/>
    </style:style>
    <style:style style:name="T11" style:family="text">
      <style:text-properties fo:text-transform="lowercase" style:use-window-font-color="true" loext:opacity="0%" officeooo:rsid="002e680b" style:font-name-asian="Liberation Serif2" style:font-name-complex="Liberation Serif2" loext:shadow="none"/>
    </style:style>
    <style:style style:name="T12" style:family="text">
      <style:text-properties fo:text-transform="lowercase" style:use-window-font-color="true" loext:opacity="0%" officeooo:rsid="001faf96" style:font-name-asian="Liberation Serif2" style:font-name-complex="Liberation Serif2" loext:shadow="none"/>
    </style:style>
    <style:style style:name="T13" style:family="text">
      <style:text-properties officeooo:rsid="000ff59e"/>
    </style:style>
    <style:style style:name="T14" style:family="text">
      <style:text-properties style:font-name="Liberation Serif1"/>
    </style:style>
    <style:style style:name="T15" style:family="text">
      <style:text-properties style:font-name="Liberation Serif1" officeooo:rsid="001c5bbb"/>
    </style:style>
    <style:style style:name="T16" style:family="text">
      <style:text-properties style:font-name="Liberation Serif1" officeooo:rsid="001eb63f"/>
    </style:style>
    <style:style style:name="T17" style:family="text">
      <style:text-properties style:font-name="Liberation Serif1" fo:font-size="12pt" fo:font-style="normal" fo:font-weight="normal" officeooo:rsid="000cbb5e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1" fo:font-size="12pt" fo:font-style="normal" fo:font-weight="normal" officeooo:rsid="001faf96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1" fo:font-size="12pt" fo:font-style="normal" fo:font-weight="normal" officeooo:rsid="002b7533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use-window-font-color="true" loext:opacity="0%" fo:font-weight="normal" officeooo:rsid="0184e280" style:font-name-asian="Liberation Serif2" style:font-weight-asian="normal" style:font-name-complex="Liberation Serif2" style:font-weight-complex="normal"/>
    </style:style>
    <style:style style:name="T21" style:family="text">
      <style:text-properties style:use-window-font-color="true" loext:opacity="0%" officeooo:rsid="000ff59e" style:font-name-asian="Liberation Serif2" style:font-name-complex="Liberation Serif2"/>
    </style:style>
    <style:style style:name="T22" style:family="text">
      <style:text-properties style:use-window-font-color="true" loext:opacity="0%" style:font-name-asian="Liberation Serif2" style:font-name-complex="Liberation Serif2" loext:shadow="none"/>
    </style:style>
    <style:style style:name="T23" style:family="text">
      <style:text-properties style:use-window-font-color="true" loext:opacity="0%" officeooo:rsid="00222331" style:font-name-asian="Liberation Serif2" style:font-name-complex="Liberation Serif2" loext:shadow="none"/>
    </style:style>
    <style:style style:name="T24" style:family="text">
      <style:text-properties style:use-window-font-color="true" loext:opacity="0%" officeooo:rsid="0184e280" style:font-name-asian="Liberation Serif2" style:font-name-complex="Liberation Serif2" loext:shadow="none"/>
    </style:style>
    <style:style style:name="T25" style:family="text">
      <style:text-properties style:use-window-font-color="true" loext:opacity="0%" officeooo:rsid="000e6708" style:font-name-asian="Liberation Serif2" style:font-name-complex="Liberation Serif2" loext:shadow="none"/>
    </style:style>
    <style:style style:name="T26" style:family="text">
      <style:text-properties style:use-window-font-color="true" loext:opacity="0%" officeooo:rsid="00131835" style:font-name-asian="Liberation Serif2" style:font-name-complex="Liberation Serif2" loext:shadow="none"/>
    </style:style>
    <style:style style:name="T27" style:family="text">
      <style:text-properties style:use-window-font-color="true" loext:opacity="0%" officeooo:rsid="00026856" style:font-name-asian="Liberation Serif2" style:font-name-complex="Liberation Serif2" loext:shadow="none"/>
    </style:style>
    <style:style style:name="T28" style:family="text">
      <style:text-properties style:use-window-font-color="true" loext:opacity="0%" officeooo:rsid="002e680b" style:font-name-asian="Liberation Serif2" style:font-name-complex="Liberation Serif2" loext:shadow="none"/>
    </style:style>
    <style:style style:name="T29" style:family="text">
      <style:text-properties fo:text-transform="uppercase" style:use-window-font-color="true" loext:opacity="0%" style:font-name="Liberation Sans" fo:font-size="10pt" fo:font-weight="normal" officeooo:rsid="0184e280" style:font-name-asian="Liberation Serif2" style:font-size-asian="10pt" style:font-weight-asian="normal" style:font-name-complex="Liberation Serif2" style:font-size-complex="10pt" style:font-weight-complex="normal"/>
    </style:style>
    <style:style style:name="T30" style:family="text">
      <style:text-properties fo:text-transform="uppercase" officeooo:rsid="001d17a7" style:font-weight-asian="normal" style:font-weight-complex="normal"/>
    </style:style>
    <style:style style:name="T31" style:family="text">
      <style:text-properties officeooo:rsid="001c5bbb"/>
    </style:style>
    <style:style style:name="T32" style:family="text">
      <style:text-properties officeooo:rsid="001cee19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0ff59e" style:font-style-asian="normal" style:font-style-complex="normal"/>
    </style:style>
    <style:style style:name="T35" style:family="text">
      <style:text-properties fo:font-style="normal" officeooo:rsid="000cbb5e" style:font-style-asian="normal" style:font-style-complex="normal"/>
    </style:style>
    <style:style style:name="T36" style:family="text">
      <style:text-properties fo:font-style="normal" officeooo:rsid="001d17a7" style:font-style-asian="normal" style:font-style-complex="normal"/>
    </style:style>
    <style:style style:name="T37" style:family="text">
      <style:text-properties officeooo:rsid="001faf96"/>
    </style:style>
    <style:style style:name="T38" style:family="text">
      <style:text-properties officeooo:rsid="0023d06e"/>
    </style:style>
    <style:style style:name="T39" style:family="text">
      <style:text-properties officeooo:rsid="002b7533"/>
    </style:style>
    <style:style style:name="T40" style:family="text">
      <style:text-properties officeooo:rsid="001d17a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trôle de grec (202<text:span text:style-name="T39">1</text:span>.<text:span text:style-name="T39">02</text:span>.<text:span text:style-name="T39">18</text:span>)</text:p>
      <text:p text:style-name="P4"/>
      <text:p text:style-name="P4">(1) alphabet <text:span text:style-name="T31">(/2 points)</text:span></text:p>
      <text:p text:style-name="P3"/>
      <text:p text:style-name="P6">Ecrire en minuscule la lettre <text:span text:style-name="T29">σ</text:span><text:span text:style-name="T14"><text:tab/>:</text:span></text:p>
      <text:p text:style-name="P6">Ecrire en majuscule la lettre <text:span text:style-name="T14">ρ<text:tab/>:</text:span></text:p>
      <text:p text:style-name="P7"/>
      <text:p text:style-name="P2">(2) <text:span text:style-name="T31">deuxième </text:span>déclinaison, <text:span text:style-name="T31">type </text:span><text:span text:style-name="T15">ἄνθρωπος : compléter les formes manquantes </text:span><text:span text:style-name="T16">(/ 2 points)</text:span></text:p>
      <text:p text:style-name="P1"/>
      <text:p text:style-name="P15"><text:span text:style-name="T1">nominatif <text:tab/></text:span><text:span text:style-name="T3">ὁ</text:span><text:span text:style-name="T1"> </text:span>ἄνθρωπ<text:span text:style-name="T2">ος</text:span><text:tab/><text:tab/><text:tab/><text:span text:style-name="T2">οἱ</text:span> ἄνθρωπ<text:span text:style-name="T2">οι</text:span><text:tab/><text:tab/></text:p>
      <text:p text:style-name="P15"><text:span text:style-name="T1">accusatif<text:tab/></text:span><text:span text:style-name="T3">τὸν</text:span><text:span text:style-name="T1"> </text:span>ἄνθρωπ<text:span text:style-name="T2">ον<text:tab/></text:span><text:tab/><text:tab/><text:span text:style-name="T2">τοὺς</text:span> ἀνθρώπ<text:span text:style-name="T2">ους</text:span></text:p>
      <text:p text:style-name="P15"><text:span text:style-name="T1">génitif<text:tab/><text:tab/></text:span><text:span text:style-name="T3">τοῦ</text:span><text:span text:style-name="T1"> </text:span>ἀνθρώπ<text:span text:style-name="T2">ου<text:tab/></text:span><text:tab/><text:tab/><text:span text:style-name="T2">τῶν</text:span> ἀνθρώπ<text:span text:style-name="T2">______</text:span></text:p>
      <text:p text:style-name="P16"><text:span text:style-name="T1">datif<text:tab/><text:tab/></text:span><text:span text:style-name="T3">τῷ</text:span><text:span text:style-name="T1"> </text:span>ἀνθρώπ<text:span text:style-name="T2">______</text:span><text:tab/><text:tab/><text:span text:style-name="T2">τoῖς</text:span> ἀνθρώπ<text:span text:style-name="T2">οις </text:span></text:p>
      <text:p text:style-name="P13"/>
      <text:p text:style-name="P14">(3) conjugaison, <text:span text:style-name="T32">type λύω : compléter les formes manquantes (/ 2 points)</text:span></text:p>
      <text:p text:style-name="P15"><text:span text:style-name="T5">A.inf.présent</text:span><text:tab/><text:tab/><text:span text:style-name="T5">A.ind.présent<text:tab/><text:tab/><text:tab/>M//P.ind.présent<text:tab/></text:span></text:p>
      <text:p text:style-name="P15"><text:span text:style-name="T7">λύ</text:span><text:span text:style-name="T4">ειν</text:span></text:p>
      <text:p text:style-name="P17"><text:tab/><text:tab/><text:tab/>1S<text:tab/>λύ<text:span text:style-name="T2">ω</text:span></text:p>
      <text:p text:style-name="P17"><text:tab/><text:tab/><text:tab/>2S<text:tab/>λύ<text:span text:style-name="T2">_______</text:span></text:p>
      <text:p text:style-name="P17"><text:tab/><text:tab/><text:tab/>3S<text:tab/>λύ<text:span text:style-name="T2">ει<text:tab/><text:tab/><text:tab/></text:span><text:span text:style-name="T6">λύ</text:span><text:span text:style-name="T2">εται</text:span></text:p>
      <text:p text:style-name="P17"><text:tab/><text:tab/><text:tab/>1P<text:tab/>λύ<text:span text:style-name="T2">ομεν</text:span></text:p>
      <text:p text:style-name="P18"><text:tab/><text:tab/><text:tab/>2P<text:tab/>λύ<text:span text:style-name="T2">_______</text:span></text:p>
      <text:p text:style-name="P17"><text:tab/><text:tab/><text:tab/>3P<text:tab/>λύ<text:span text:style-name="T2">ουσι</text:span>(ν)<text:tab/><text:tab/>λύ<text:span text:style-name="T2">ονται</text:span></text:p>
      <text:p text:style-name="P8"/>
      <text:p text:style-name="P9">(4) vocabulaire <text:span text:style-name="T37">(/4 points)</text:span></text:p>
      <text:p text:style-name="P11">Traduire <text:span text:style-name="T21">ἡ νόσοϛ, </text:span><text:span text:style-name="T9">τῆς </text:span><text:span text:style-name="T10">νόσο</text:span><text:span text:style-name="T11">υ<text:tab/><text:tab/>:</text:span><text:span text:style-name="T12"> </text:span></text:p>
      <text:p text:style-name="P12"><text:span text:style-name="T22">Traduire </text:span><text:span text:style-name="T24">ὁ </text:span><text:span text:style-name="T25">τρόπ</text:span><text:span text:style-name="T26">οϛ, </text:span><text:span text:style-name="T27">τοῦ</text:span><text:span text:style-name="T26"> </text:span><text:span text:style-name="T25">τρόπ</text:span><text:span text:style-name="T26">ο</text:span><text:span text:style-name="T28">υ<text:tab/>:</text:span></text:p>
      <text:p text:style-name="P12"><text:span text:style-name="T23">T</text:span><text:span text:style-name="T22">raduire « le fruit »<text:tab/><text:tab/><text:tab/>:</text:span></text:p>
      <text:p text:style-name="P12"><text:span text:style-name="T23">T</text:span><text:span text:style-name="T22">raduire « terrible »<text:tab/><text:tab/><text:tab/>:</text:span></text:p>
      <text:p text:style-name="P19"/>
      <text:p text:style-name="P9">(5) étud<text:span text:style-name="T38">e d’une phrase </text:span>: <text:span text:style-name="T37">répondre aux questions posées (/8 points)</text:span></text:p>
      <text:p text:style-name="P23"><text:span text:style-name="T30">ὅ</text:span><text:span text:style-name="T40">πλον μέγιστον τοῖϛ ἀνθρώποιϛ λόγοϛ.</text:span></text:p>
      <text:p text:style-name="P20"/>
      <text:p text:style-name="P10"><text:span text:style-name="T34">Q</text:span><text:span text:style-name="T33">ue signifie cette phrase ?</text:span></text:p>
      <text:p text:style-name="P25">Où est le verbe dans cette phrase ?</text:p>
      <text:p text:style-name="P26"><text:span text:style-name="T33">A quel cas ({nominatif, accusatif, génitif, datif} + {singulier, pluriel}) est le mot </text:span><text:span text:style-name="T36">ἀνθρώποιϛ</text:span><text:span text:style-name="T35">?</text:span></text:p>
      <text:p text:style-name="P27"><text:span text:style-name="T17">Q</text:span><text:span text:style-name="T18">uel</text:span><text:span text:style-name="T19">s</text:span><text:span text:style-name="T18"> sont les mots au nominatif </text:span><text:span text:style-name="T19">singulier</text:span><text:span text:style-name="T18"> ?</text:span></text:p>
      <text:p text:style-name="P25"/>
      <text:p text:style-name="P22">(6) Traduire la phrase suivant (/2 points)</text:p>
      <text:p text:style-name="P24"><text:span text:style-name="T13">Κρίνει φίλουϛ ὁ καιρόϛ.</text:span></text:p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avid CLM1" svg:font-family="'David CLM'"/>
    <style:font-face style:name="Liberation Serif2" svg:font-family="'Liberation Serif'" style:font-family-generic="roman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Gras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1T09:23:20.501815481</meta:creation-date>
    <meta:generator>LibreOffice/7.0.0.3$Windows_X86_64 LibreOffice_project/8061b3e9204bef6b321a21033174034a5e2ea88e</meta:generator>
    <dc:date>2021-02-18T13:18:13.947000000</dc:date>
    <meta:editing-duration>PT22M57S</meta:editing-duration>
    <meta:editing-cycles>14</meta:editing-cycles>
    <meta:document-statistic meta:table-count="0" meta:image-count="0" meta:object-count="0" meta:page-count="1" meta:paragraph-count="31" meta:word-count="174" meta:character-count="1087" meta:non-whitespace-character-count="900"/>
  </office:meta>
</office:document-meta>
</file>